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ultiplier</text:p>
          </table:table-cell>
          <table:table-cell office:value-type="string">
            <text:p>Wep Hit</text:p>
          </table:table-cell>
          <table:table-cell office:value-type="string">
            <text:p>Skill</text:p>
          </table:table-cell>
          <table:table-cell office:value-type="string">
            <text:p>Luck</text:p>
          </table:table-cell>
          <table:table-cell office:value-type="string">
            <text:p>Enemy Spd </text:p>
          </table:table-cell>
          <table:table-cell office:value-type="string">
            <text:p>Enemy Luk</text:p>
          </table:table-cell>
          <table:table-cell office:value-type="string">
            <text:p>Base Acc</text:p>
          </table:table-cell>
          <table:table-cell office:value-type="string">
            <text:p>Enemy Avo</text:p>
          </table:table-cell>
          <table:table-cell office:value-type="string">
            <text:p>Final Acc</text:p>
          </table:table-cell>
          <table:table-cell table:style-name="ce1" office:value-type="string">
            <text:p>Wep Hit</text:p>
          </table:table-cell>
          <table:table-cell table:style-name="ce1" office:value-type="string">
            <text:p>Final Ac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2]+(((([.$C$2]*[.$A$2])+1)*[.B2])/[.$A$8])+([.$D$2]/2)+([.$C$2]*[.$A$4])" office:value-type="float" office:value="206">
            <text:p>206</text:p>
          </table:table-cell>
          <table:table-cell table:formula="of:=([.$E$2]*2)+[.$F$2]" office:value-type="float" office:value="50">
            <text:p>50</text:p>
          </table:table-cell>
          <table:table-cell table:formula="of:=MIN(MAX(MIN([.G2]; 255)-MIN([.H2]; 127);0);10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2]" office:value-type="float" office:value="100">
            <text:p>100</text:p>
          </table:table-cell>
        </table:table-row>
        <table:table-row table:style-name="ro1">
          <table:table-cell office:value-type="string">
            <text:p>Other multi</text:p>
          </table:table-cell>
          <table:table-cell office:value-type="float" office:value="90">
            <text:p>90</text:p>
          </table:table-cell>
          <table:table-cell table:number-columns-repeated="4"/>
          <table:table-cell table:formula="of:=[.B3]+(((([.$C$2]*[.$A$2])+1)*[.B3])/[.$A$8])+([.$D$2]/2)+([.$C$2]*[.$A$4])" office:value-type="float" office:value="192.9">
            <text:p>192.9</text:p>
          </table:table-cell>
          <table:table-cell table:formula="of:=([.$E$2]*2)+[.$F$2]" office:value-type="float" office:value="50">
            <text:p>50</text:p>
          </table:table-cell>
          <table:table-cell table:formula="of:=MIN(MAX(MIN([.G3]; 255)-MIN([.H3]; 127);0);100)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[.I3]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/>
          <table:table-cell table:formula="of:=[.B4]+(((([.$C$2]*[.$A$2])+1)*[.B4])/[.$A$8])+([.$D$2]/2)+([.$C$2]*[.$A$4])" office:value-type="float" office:value="179.8">
            <text:p>179.8</text:p>
          </table:table-cell>
          <table:table-cell table:formula="of:=([.$E$2]*2)+[.$F$2]" office:value-type="float" office:value="50">
            <text:p>50</text:p>
          </table:table-cell>
          <table:table-cell table:formula="of:=MIN(MAX(MIN([.G4]; 255)-MIN([.H4]; 127);0);100)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[.I4]"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4"/>
          <table:table-cell table:formula="of:=[.B5]+(((([.$C$2]*[.$A$2])+1)*[.B5])/[.$A$8])+([.$D$2]/2)+([.$C$2]*[.$A$4])" office:value-type="float" office:value="166.7">
            <text:p>166.7</text:p>
          </table:table-cell>
          <table:table-cell table:formula="of:=([.$E$2]*2)+[.$F$2]" office:value-type="float" office:value="50">
            <text:p>50</text:p>
          </table:table-cell>
          <table:table-cell table:formula="of:=MIN(MAX(MIN([.G5]; 255)-MIN([.H5]; 127);0);100)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formula="of:=[.I5]"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4"/>
          <table:table-cell table:formula="of:=[.B6]+(((([.$C$2]*[.$A$2])+1)*[.B6])/[.$A$8])+([.$D$2]/2)+([.$C$2]*[.$A$4])" office:value-type="float" office:value="153.6">
            <text:p>153.6</text:p>
          </table:table-cell>
          <table:table-cell table:formula="of:=([.$E$2]*2)+[.$F$2]" office:value-type="float" office:value="50">
            <text:p>50</text:p>
          </table:table-cell>
          <table:table-cell table:formula="of:=MIN(MAX(MIN([.G6]; 255)-MIN([.H6]; 127);0);100)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formula="of:=[.I6]" office:value-type="float" office:value="100">
            <text:p>100</text:p>
          </table:table-cell>
        </table:table-row>
        <table:table-row table:style-name="ro1">
          <table:table-cell office:value-type="string">
            <text:p>WepHitDiv</text:p>
          </table:table-cell>
          <table:table-cell office:value-type="float" office:value="50">
            <text:p>50</text:p>
          </table:table-cell>
          <table:table-cell table:number-columns-repeated="4"/>
          <table:table-cell table:formula="of:=[.B7]+(((([.$C$2]*[.$A$2])+1)*[.B7])/[.$A$8])+([.$D$2]/2)+([.$C$2]*[.$A$4])" office:value-type="float" office:value="140.5">
            <text:p>140.5</text:p>
          </table:table-cell>
          <table:table-cell table:formula="of:=([.$E$2]*2)+[.$F$2]" office:value-type="float" office:value="50">
            <text:p>50</text:p>
          </table:table-cell>
          <table:table-cell table:formula="of:=MIN(MAX(MIN([.G7]; 255)-MIN([.H7]; 127);0);100)" office:value-type="float" office:value="90.5">
            <text:p>90.5</text:p>
          </table:table-cell>
          <table:table-cell office:value-type="float" office:value="50">
            <text:p>50</text:p>
          </table:table-cell>
          <table:table-cell table:formula="of:=[.I7]" office:value-type="float" office:value="90.5">
            <text:p>90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4"/>
          <table:table-cell table:formula="of:=[.B8]+(((([.$C$2]*[.$A$2])+1)*[.B8])/[.$A$8])+([.$D$2]/2)+([.$C$2]*[.$A$4])" office:value-type="float" office:value="127.4">
            <text:p>127.4</text:p>
          </table:table-cell>
          <table:table-cell table:formula="of:=([.$E$2]*2)+[.$F$2]" office:value-type="float" office:value="50">
            <text:p>50</text:p>
          </table:table-cell>
          <table:table-cell table:formula="of:=MIN(MAX(MIN([.G8]; 255)-MIN([.H8]; 127);0);100)" office:value-type="float" office:value="77.4">
            <text:p>77.4</text:p>
          </table:table-cell>
          <table:table-cell office:value-type="float" office:value="40">
            <text:p>40</text:p>
          </table:table-cell>
          <table:table-cell table:formula="of:=[.I8]" office:value-type="float" office:value="77.4">
            <text:p>77.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4"/>
          <table:table-cell table:formula="of:=[.B9]+(((([.$C$2]*[.$A$2])+1)*[.B9])/[.$A$8])+([.$D$2]/2)+([.$C$2]*[.$A$4])" office:value-type="float" office:value="114.3">
            <text:p>114.3</text:p>
          </table:table-cell>
          <table:table-cell table:formula="of:=([.$E$2]*2)+[.$F$2]" office:value-type="float" office:value="50">
            <text:p>50</text:p>
          </table:table-cell>
          <table:table-cell table:formula="of:=MIN(MAX(MIN([.G9]; 255)-MIN([.H9]; 127);0);100)" office:value-type="float" office:value="64.3">
            <text:p>64.3</text:p>
          </table:table-cell>
          <table:table-cell office:value-type="float" office:value="30">
            <text:p>30</text:p>
          </table:table-cell>
          <table:table-cell table:formula="of:=[.I9]" office:value-type="float" office:value="64.3">
            <text:p>64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2021-07-17</text:date>, <text:time>14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7T11:15:39.057000000</meta:creation-date>
    <dc:date>2021-07-17T14:05:41.46</dc:date>
    <meta:editing-duration>PT2H9M37S</meta:editing-duration>
    <meta:editing-cycles>3</meta:editing-cycles>
    <meta:generator>OpenOffice/4.1.2$Win32 OpenOffice.org_project/412m3$Build-9782</meta:generator>
    <meta:document-statistic meta:table-count="1" meta:cell-count="68" meta:object-count="0"/>
  </office:meta>
</office:document-meta>
</file>